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ff0779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>msg = Hello world - this is from config server – Production environme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8:22:03.819118121</meta:creation-date>
    <dc:date>2019-10-21T18:23:11.328227928</dc:date>
    <meta:editing-duration>PT1M7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1" meta:word-count="12" meta:character-count="72" meta:non-whitespace-character-count="60"/>
  </office:meta>
</office:document-meta>
</file>